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65385" officeooo:paragraph-rsid="00165385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8858d" officeooo:paragraph-rsid="0018858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b4a40" officeooo:paragraph-rsid="001b4a4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c9206" officeooo:paragraph-rsid="001c9206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f9809" officeooo:paragraph-rsid="001f9809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23fd10" officeooo:paragraph-rsid="0018858d"/>
    </style:style>
    <style:style style:name="T1" style:family="text">
      <style:text-properties officeooo:rsid="001b4a40"/>
    </style:style>
    <style:style style:name="T2" style:family="text">
      <style:text-properties officeooo:rsid="001dd678"/>
    </style:style>
    <style:style style:name="T3" style:family="text">
      <style:text-properties officeooo:rsid="0020ed7f"/>
    </style:style>
    <style:style style:name="T4" style:family="text">
      <style:text-properties officeooo:rsid="002259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eldefinition:</text:p>
      <text:p text:style-name="P2"><text:tab/>Sid MEIER, 1989:A game is a system of meaningful choices </text:p>
      <text:p text:style-name="P2"/>
      <text:p text:style-name="P1">8 Game Pleasures:</text:p>
      <text:p text:style-name="P1"><text:tab/>Fantasy: Imaginäre Welt(immersion)</text:p>
      <text:p text:style-name="P1"><text:tab/>Discovery: Neues Finden</text:p>
      <text:p text:style-name="P1"><text:tab/>challenge: Herausforderung</text:p>
      <text:p text:style-name="P1"><text:tab/>Narrative: Dramaturgie, Spannung, Entfaltung von ereignissen</text:p>
      <text:p text:style-name="P1"><text:tab/>Fellowship/Kameradschaft: Mitspieler, NPC</text:p>
      <text:p text:style-name="P1"><text:tab/>Sensation: alles was die Sinne anspricht: Soundkulisse, gut anfühlende Steuerung</text:p>
      <text:p text:style-name="P1"><text:tab/>Expression: Auswahl wie, bei gleichem Spielfortschritt, Charakterdesign</text:p>
      <text:p text:style-name="P1"><text:tab/>Submission: in die Welt eintauchen und sich ihr unterwerfen</text:p>
      <text:p text:style-name="P3">Bartle</text:p>
      <text:p text:style-name="P3"><text:tab/><text:tab/><text:span text:style-name="T1">Agieren</text:span></text:p>
      <text:p text:style-name="P3"><text:tab/>Killer<text:tab/> <text:s text:c="6"/><text:span text:style-name="T2">|</text:span><text:tab/>Achiever</text:p>
      <text:p text:style-name="P4">Spieler<text:tab/>---------------------------<text:span text:style-name="T2">W</text:span>elt</text:p>
      <text:p text:style-name="P3"><text:tab/>Socialiser <text:s text:c="2"/><text:span text:style-name="T2">|</text:span><text:tab/>Explorer</text:p>
      <text:p text:style-name="P1"><text:tab/><text:tab/><text:span text:style-name="T1">Interagieren</text:span></text:p>
      <text:p text:style-name="P1"/>
      <text:p text:style-name="P7">Spieldefinition</text:p>
      <text:p text:style-name="P3"><text:tab/>Ziel</text:p>
      <text:p text:style-name="P3"><text:tab/>Regeln</text:p>
      <text:p text:style-name="P3"><text:tab/>Feedbacksystem</text:p>
      <text:p text:style-name="P3"><text:tab/>Freiwilligkeit</text:p>
      <text:p text:style-name="P3"/>
      <text:p text:style-name="P3"/>
      <text:p text:style-name="P5">Spielermodell</text:p>
      <text:p text:style-name="P5"><text:tab/>Fähigkeiten</text:p>
      <text:p text:style-name="P5"><text:tab/>Lerntrieb</text:p>
      <text:p text:style-name="P5"><text:tab/>Wahrgenommene Wertigkeit</text:p>
      <text:p text:style-name="P5"/>
      <text:p text:style-name="P5">Spieler ist eine Einheit, die</text:p>
      <text:p text:style-name="P5"><text:tab/>Bewus<text:span text:style-name="T4">s</text:span>t oder unbewusst getrieben ist</text:p>
      <text:p text:style-name="P5"><text:tab/>Neue Fähigkeiten zu erlernen, die selber</text:p>
      <text:p text:style-name="P5"><text:tab/>für ihn eine hohe Wahrgenommene Wertigkeit besitzen</text:p>
      <text:p text:style-name="P5"/>
      <text:p text:style-name="P6">Feedbackschleife</text:p>
      <text:p text:style-name="P6"><text:tab/>Spieler führt Action durch</text:p>
      <text:p text:style-name="P6"><text:tab/>Änderung des Systems</text:p>
      <text:p text:style-name="P6"><text:tab/>Spiel kommuniziert Zustand<text:span text:style-name="T3">s</text:span>änderung an den Spieler</text:p>
      <text:p text:style-name="P6"><text:tab/>Spieler aktualisiert sein mentales Modell der Ak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1:28:07.240000000</meta:creation-date>
    <dc:date>2020-11-25T11:32:32.079000000</dc:date>
    <meta:editing-duration>PT2H18M42S</meta:editing-duration>
    <meta:editing-cycles>10</meta:editing-cycles>
    <meta:generator>Neat_Office/6.2.8.2$Windows_x86 LibreOffice_project/</meta:generator>
    <meta:document-statistic meta:table-count="0" meta:image-count="0" meta:object-count="0" meta:page-count="1" meta:paragraph-count="35" meta:word-count="123" meta:character-count="1054" meta:non-whitespace-character-count="928"/>
  </office:meta>
</office:document-meta>
</file>